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cm" presentation:class="title" presentation:user-transformed="true">
          <draw:text-box>
            <text:p>LineGu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1"><text:span text:style-name="T1">BUSINESS OBJECTIVES</text:span></text:p>
          </draw:text-box>
        </draw:frame>
        <draw:frame presentation:style-name="pr4" draw:text-style-name="P1" draw:layer="layout" svg:width="26cm" svg:height="10cm" svg:x="1cm" svg:y="2.5cm" presentation:class="outline" presentation:user-transformed="true">
          <draw:text-box>
            <text:list text:style-name="L2">
              <text:list-header>
                <text:p text:style-name="P1"><text:span text:style-name="T2">LineGuide helps power companies efficiently inspect and maintain transmission lines and substations, using both aerial and ground teams. It streamlines inspections, reporting, and repairs to improve efficiency and reduce costs.</text:span></text:p>
                <text:p text:style-name="P1"><text:span text:style-name="T3">Features :-</text:span></text:p>
              </text:list-header>
              <text:list-item>
                <text:p text:style-name="P1"><text:span text:style-name="T3">Faster Inspection:</text:span><text:span text:style-name="T4"> Speed up and enhance inspection accuracy with aerial and ground teams.</text:span></text:p>
              </text:list-item>
              <text:list-item>
                <text:p text:style-name="P1"><text:span text:style-name="T3">Informed Decisions:</text:span><text:span text:style-name="T2"> Access real-time data and images for better maintenance choices.</text:span></text:p>
              </text:list-item>
              <text:list-item>
                <text:p text:style-name="P1"><text:span text:style-name="T3">Easy Asset Management:</text:span><text:span text:style-name="T2"> Track inspection history and maintenance in one platform.</text:span></text:p>
              </text:list-item>
              <text:list-item>
                <text:p text:style-name="P1"><text:span text:style-name="T3">Scalable Inspections: </text:span><text:span text:style-name="T2">Scale inspections across regions or assets as needed.</text:span></text:p>
              </text:list-item>
              <text:list-item>
                <text:p text:style-name="P1"><text:span text:style-name="T3">Proactive Maintenance: </text:span><text:span text:style-name="T2">Identify issues early to reduce costly repairs and out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Tech Stack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4">MEAN Stack</text:span></text:p>
              </text:list-item>
              <text:list-item>
                <text:p text:style-name="P1"><text:span text:style-name="T4">Lambda Function</text:span></text:p>
              </text:list-item>
              <text:list-item>
                <text:p text:style-name="P1"><text:span text:style-name="T4">KML Files</text:span></text:p>
              </text:list-item>
              <text:list-item>
                <text:p text:style-name="P1"><text:span text:style-name="T4">S3(Simple Storage Service): It is a lightweight service designed for storing data like files.</text:span></text:p>
              </text:list-item>
              <text:list-item>
                <text:p text:style-name="P1"><text:span text:style-name="T4">SFTP(Secure File Transfer Protocol)</text:span></text:p>
              </text:list-item>
              <text:list-item>
                <text:p text:style-name="P1"><text:span text:style-name="T4">Firebase: For Real-time tracking</text:span></text:p>
              </text:list-item>
              <text:list-item>
                <text:p text:style-name="P1"><text:span text:style-name="T4">Amazon CloudFront: It is a content delivery network (CDN)</text:span></text:p>
              </text:list-item>
              <text:list-item>
                <text:p text:style-name="P1"><text:span text:style-name="T4">New Relic: It is a monitoring to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9T03:24:25.397230202</meta:creation-date>
    <meta:editing-duration>PT19M25S</meta:editing-duration>
    <meta:editing-cycles>3</meta:editing-cycles>
    <meta:generator>LibreOffice/7.3.7.2$Linux_X86_64 LibreOffice_project/30$Build-2</meta:generator>
    <dc:title>Blue Curve</dc:title>
    <dc:date>2024-11-19T21:21:41.538799111</dc:date>
    <meta:document-statistic meta:object-count="46"/>
  </office:meta>
</office:document-meta>
</file>